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fo:color="#355e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color="#355e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text-properties fo:color="#cc6633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color="#5c8526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os a Agregar: </text:p>
      <text:p text:style-name="P1"/>
      <text:p text:style-name="P1"/>
      <text:p text:style-name="P1"><text:bookmark-start text:name="__DdeLink__69_1837103416"/><text:bookmark-start text:name="__DdeLink__163_859996825"/><text:bookmark-start text:name="__DdeLink__60_1810739253"/><text:a xlink:type="simple" xlink:href="http://localhost:8048/phpmy/phpmyadmin/">http://localhost:8048/phpmy/phpmyadmin/</text:a><text:bookmark-end text:name="__DdeLink__163_859996825"/><text:bookmark-end text:name="__DdeLink__60_1810739253"/> <text:bookmark-end text:name="__DdeLink__69_1837103416"/>root root</text:p>
      <text:p text:style-name="P1"/>
      <text:p text:style-name="P1"/>
      <text:list xml:id="list15938851521" text:style-name="L1">
        <text:list-item>
          <text:p text:style-name="P3">Fecha cierre del Servicio. Visible </text:p>
        </text:list-item>
        <text:list-item>
          <text:p text:style-name="P3">Tiempo de servicio. No Visible (# de Dias que duró el servicio) </text:p>
        </text:list-item>
        <text:list-item>
          <text:p text:style-name="P3">Servicios Activos diarios </text:p>
        </text:list-item>
        <text:list-item>
          <text:p text:style-name="P4">Sucursal como campo dentro de los filtros de búqueda. <text:s/>A fondo si se quiere en servicios.</text:p>
        </text:list-item>
        <text:list-item>
          <text:p text:style-name="P5">Filtro por contrato en la búsquedas. De fondo.</text:p>
        </text:list-item>
        <text:list-item>
          <text:p text:style-name="P5">Se requiere para el caso del despliegue de contrato, la empresa principal. (A la que hace referencia el contrato de registro). De fondo</text:p>
        </text:list-item>
        <text:list-item>
          <text:p text:style-name="P6">El registro de usuarios debe hacerlo algun rol. No el usuario Persé. (Por los momentos Rol: Empleado) </text:p>
        </text:list-item>
        <text:list-item>
          <text:p text:style-name="P8">Documento para la realización de pruebas. de pruebas. </text:p>
        </text:list-item>
        <text:list-item>
          <text:p text:style-name="P8">Documento para la realización de pruebas. </text:p>
        </text:list-item>
      </text:list>
      <text:p text:style-name="P2"/>
      <text:p text:style-name="P2">&lt;script src="//ajax.googleapis.com/ajax/libs/jquery/1.10.2/<text:bookmark-start text:name="__DdeLink__38_859996825"/>jquery.min.js<text:bookmark-end text:name="__DdeLink__38_859996825"/>"&gt;&lt;/script&gt;</text:p>
      <text:p text:style-name="P2"><text:bookmark-start text:name="__DdeLink__157_859996825"/><text:bookmark-start text:name="__DdeLink__154_859996825"/>&lt;script src="//<text:bookmark-start text:name="__DdeLink__36_859996825"/>ajax.googleapis.com/ajax/libs/jqueryui/1.10.3/<text:bookmark-start text:name="__DdeLink__40_859996825"/>jquery-ui.min.js<text:bookmark-end text:name="__DdeLink__36_859996825"/><text:bookmark-end text:name="__DdeLink__40_859996825"/>"&gt;&lt;/script&gt;<text:bookmark-end text:name="__DdeLink__157_859996825"/><text:bookmark-end text:name="__DdeLink__154_859996825"/></text:p>
      <text:p text:style-name="P2"/>
      <text:p text:style-name="P2">Clave de Mysql t3chtr0l2014</text:p>
      <text:p text:style-name="P2"/>
      <text:p text:style-name="P2">create user admin_techtrol identified by <text:tab/>'admin'</text:p>
      <text:p text:style-name="P2"/>
      <text:p text:style-name="P2">sudo scp root@103.16.130.162:/home/databases/backupBD.sql /home/mariana/Documents/Symfony/techproject/Documentos/BD/</text:p>
      <text:p text:style-name="P2"></text:p>
      <text:p text:style-name="P2"/>
      <text:p text:style-name="P2">sudo scp -r /home/mariana/Documents/Symfony/techproject/web/bundles/techt/css/ <text:s text:c="2"/>root@103.16.130.162:/var/www/git_techproject/web/bundles/techt/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0-04T08:08:07</meta:creation-date>
    <dc:date>2014-11-22T14:10:36</dc:date>
    <dc:creator>Linda </dc:creator>
    <meta:editing-duration>PT13H1M50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1" meta:paragraph-count="18" meta:word-count="136" meta:character-count="1179" meta:non-whitespace-character-count="1055"/>
  </office:meta>
</office:document-meta>
</file>